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3166e4"/>
    </style:style>
    <style:style style:name="P2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4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5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6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7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8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5" style:family="paragraph" style:parent-style-name="Standard" style:list-style-name="L1">
      <style:text-properties style:text-line-through-style="solid" style:text-line-through-type="single" fo:font-weight="normal" officeooo:rsid="003166e4" officeooo:paragraph-rsid="003166e4" style:font-weight-asian="normal" style:font-weight-complex="normal"/>
    </style:style>
    <style:style style:name="P26" style:family="paragraph" style:parent-style-name="Standard" style:list-style-name="L2">
      <style:text-properties style:text-line-through-style="solid" style:text-line-through-type="single" officeooo:rsid="00037ad1" officeooo:paragraph-rsid="00037ad1"/>
    </style:style>
    <style:style style:name="P27" style:family="paragraph" style:parent-style-name="Standard" style:list-style-name="L2">
      <style:text-properties style:text-line-through-style="solid" style:text-line-through-type="single" officeooo:rsid="000382d3" officeooo:paragraph-rsid="000382d3"/>
    </style:style>
    <style:style style:name="P28" style:family="paragraph" style:parent-style-name="Standard" style:list-style-name="L2">
      <style:text-properties style:text-line-through-style="solid" style:text-line-through-type="single" officeooo:rsid="000bdb24" officeooo:paragraph-rsid="000bdb24"/>
    </style:style>
    <style:style style:name="P29" style:family="paragraph" style:parent-style-name="Standard" style:list-style-name="L2">
      <style:text-properties style:text-line-through-style="solid" style:text-line-through-type="single" officeooo:rsid="00103d94" officeooo:paragraph-rsid="00103d94"/>
    </style:style>
    <style:style style:name="P30" style:family="paragraph" style:parent-style-name="Standard" style:list-style-name="L2">
      <style:text-properties style:text-line-through-style="solid" style:text-line-through-type="single" officeooo:rsid="0027cc5d" officeooo:paragraph-rsid="0027cc5d"/>
    </style:style>
    <style:style style:name="P31" style:family="paragraph" style:parent-style-name="Standard" style:list-style-name="L4">
      <style:text-properties fo:font-weight="normal" officeooo:rsid="00396b84" officeooo:paragraph-rsid="00396b84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05d4f5" officeooo:paragraph-rsid="0005d4f5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07b5cc" officeooo:paragraph-rsid="0007b5cc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a83a0" officeooo:paragraph-rsid="002a83a0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bb108" officeooo:paragraph-rsid="002bb108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1b01b" officeooo:paragraph-rsid="0031b01b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330e7" officeooo:paragraph-rsid="003330e7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367b91" officeooo:paragraph-rsid="00367b91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37c7c8" officeooo:paragraph-rsid="0037c7c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b84ac" officeooo:paragraph-rsid="003b84ac" style:font-weight-asian="normal" style:font-weight-complex="normal"/>
    </style:style>
    <style:style style:name="P41" style:family="paragraph" style:parent-style-name="Standard">
      <style:text-properties officeooo:rsid="0005d4f5" officeooo:paragraph-rsid="0005d4f5"/>
    </style:style>
    <style:style style:name="P42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6e4" style:font-weight-asian="bold" style:font-weight-complex="bold"/>
    </style:style>
    <style:style style:name="T3" style:family="text">
      <style:text-properties officeooo:rsid="0005092e"/>
    </style:style>
    <style:style style:name="T4" style:family="text">
      <style:text-properties officeooo:rsid="0008f413"/>
    </style:style>
    <style:style style:name="T5" style:family="text">
      <style:text-properties officeooo:rsid="0015e176"/>
    </style:style>
    <style:style style:name="T6" style:family="text">
      <style:text-properties officeooo:rsid="00222662"/>
    </style:style>
    <style:style style:name="T7" style:family="text">
      <style:text-properties officeooo:rsid="0022c256"/>
    </style:style>
    <style:style style:name="T8" style:family="text">
      <style:text-properties officeooo:rsid="0034c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Bibliography</text:span></text:p>
      <text:list xml:id="list1612513005295720860" text:style-name="L4">
        <text:list-item>
          <text:p text:style-name="P31">Link Colors : Change Blue to Black</text:p>
        </text:list-item>
        <text:list-item>
          <text:p text:style-name="P32">URL links visiting times <text:span text:style-name="T8">+ revision number</text:span></text:p>
        </text:list-item>
        <text:list-item>
          <text:p text:style-name="P33">Bibitem Manually</text:p>
          <text:p text:style-name="P33"/>
          <text:p text:style-name="P33"/>
        </text:list-item>
      </text:list>
      <text:p text:style-name="P5">General</text:p>
      <text:list xml:id="list3658995497942924510" text:style-name="L5">
        <text:list-item>
          <text:p text:style-name="P34">Chapters starting on Odd pages</text:p>
        </text:list-item>
        <text:list-item>
          <text:p text:style-name="P35">Hyperlink Color</text:p>
        </text:list-item>
        <text:list-item>
          <text:p text:style-name="P36">Caption in list</text:p>
        </text:list-item>
        <text:list-item>
          <text:p text:style-name="P37">Title</text:p>
        </text:list-item>
        <text:list-item>
          <text:p text:style-name="P38">Link names for hard copy</text:p>
        </text:list-item>
        <text:list-item>
          <text:p text:style-name="P38">pdfs + certificates at the end</text:p>
        </text:list-item>
        <text:list-item>
          <text:p text:style-name="P39">Tables and fig. Alignment</text:p>
        </text:list-item>
        <text:list-item>
          <text:p text:style-name="P40">Check x-axis labels : 300 and 2000 or 1680</text:p>
        </text:list-item>
      </text:list>
      <text:p text:style-name="P8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3">Check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2">6</text:p>
          </table:table-cell>
          <table:table-cell table:style-name="Table1.H1" office:value-type="string">
            <text:p text:style-name="P22">7</text:p>
          </table:table-cell>
        </table:table-row>
        <table:table-row>
          <table:table-cell table:style-name="Table1.A2" office:value-type="string">
            <text:p text:style-name="P9">Spell check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Fig., <text:s/>Ref., <text:span text:style-name="T5">Sec. abbreviations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Gramma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Figures caption <text:span text:style-name="T4">and Source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Plots should match with PA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heck 300 position for all plot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colors in fig captio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Figures in content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Ref <text:span text:style-name="T6">and text </text:span>from PA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Capital/Small letters in Titl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<text:span text:style-name="T6">D</text:span>ecimal points in axis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All figures legend : nj&gt;=2, nj&gt;=3, R3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Label 10 power : sequence check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<text:span text:style-name="T7">C</text:span>aption spacing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R32 italic on plot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3">Intro and ending of each chap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Lumi for data, 8Tev for rest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8-04-04T16:56:48.443161932</dc:date>
    <meta:editing-duration>P4DT8H42M8S</meta:editing-duration>
    <meta:editing-cycles>48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148" meta:character-count="735" meta:non-whitespace-character-count="637"/>
  </office:meta>
</office:document-meta>
</file>